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eta.setContent( String cont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eta.addElement(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eta.addElement( String hashcode ,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eta.removeElement( String hash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eta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eta.addElement( String hashcode ,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eta.setScheme( String sche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eta.addElement(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eta.Me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Meta.setHttpEquiv( String http_equiv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